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657" officeooo:paragraph-rsid="0003f657"/>
    </style:style>
    <style:style style:name="P2" style:family="paragraph" style:parent-style-name="Standard">
      <style:text-properties fo:font-weight="bold" officeooo:rsid="0003f657" officeooo:paragraph-rsid="0003f657" style:font-weight-asian="bold" style:font-weight-complex="bold"/>
    </style:style>
    <style:style style:name="P3" style:family="paragraph" style:parent-style-name="Standard">
      <style:text-properties fo:font-style="italic" fo:font-weight="bold" officeooo:rsid="0003f657" officeooo:paragraph-rsid="0003f657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1545d1" officeooo:paragraph-rsid="001545d1"/>
    </style:style>
    <style:style style:name="P5" style:family="paragraph" style:parent-style-name="Standard">
      <style:text-properties officeooo:rsid="0016eaf4" officeooo:paragraph-rsid="0016eaf4"/>
    </style:style>
    <style:style style:name="P6" style:family="paragraph" style:parent-style-name="Standard">
      <style:text-properties officeooo:rsid="0016eaf4" officeooo:paragraph-rsid="001d08ad"/>
    </style:style>
    <style:style style:name="P7" style:family="paragraph" style:parent-style-name="Standard">
      <style:text-properties officeooo:rsid="0016eaf4" officeooo:paragraph-rsid="001f1ca3"/>
    </style:style>
    <style:style style:name="P8" style:family="paragraph" style:parent-style-name="Standard">
      <style:text-properties officeooo:rsid="0016eaf4" officeooo:paragraph-rsid="001efd66"/>
    </style:style>
    <style:style style:name="P9" style:family="paragraph" style:parent-style-name="Standard">
      <style:text-properties officeooo:rsid="002101cc" officeooo:paragraph-rsid="002101cc"/>
    </style:style>
    <style:style style:name="P10" style:family="paragraph" style:parent-style-name="Standard">
      <style:paragraph-properties style:writing-mode="lr-tb"/>
    </style:style>
    <style:style style:name="P11" style:family="paragraph" style:parent-style-name="Standard">
      <style:paragraph-properties style:writing-mode="lr-tb"/>
      <style:text-properties officeooo:rsid="0003f657"/>
    </style:style>
    <style:style style:name="P12" style:family="paragraph" style:parent-style-name="Standard">
      <style:paragraph-properties style:writing-mode="lr-tb"/>
      <style:text-properties officeooo:rsid="0005dcb8" officeooo:paragraph-rsid="0005dcb8"/>
    </style:style>
    <style:style style:name="P13" style:family="paragraph" style:parent-style-name="Standard">
      <style:paragraph-properties style:writing-mode="lr-tb"/>
      <style:text-properties officeooo:rsid="0006ec01" officeooo:paragraph-rsid="0006ec01"/>
    </style:style>
    <style:style style:name="P14" style:family="paragraph" style:parent-style-name="Standard">
      <style:paragraph-properties style:writing-mode="lr-tb"/>
      <style:text-properties officeooo:rsid="0006ec01" officeooo:paragraph-rsid="00098ece"/>
    </style:style>
    <style:style style:name="P15" style:family="paragraph" style:parent-style-name="Standard">
      <style:paragraph-properties style:writing-mode="lr-tb"/>
      <style:text-properties officeooo:rsid="0006ec01" officeooo:paragraph-rsid="0013c569"/>
    </style:style>
    <style:style style:name="P16" style:family="paragraph" style:parent-style-name="Standard">
      <style:paragraph-properties style:writing-mode="lr-tb"/>
      <style:text-properties officeooo:rsid="00098ece" officeooo:paragraph-rsid="00098ece"/>
    </style:style>
    <style:style style:name="P17" style:family="paragraph" style:parent-style-name="Standard">
      <style:paragraph-properties style:writing-mode="lr-tb"/>
      <style:text-properties fo:font-style="italic" fo:font-weight="bold" officeooo:rsid="000dc0ae" officeooo:paragraph-rsid="000dc0ae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style:writing-mode="lr-tb"/>
      <style:text-properties fo:font-style="italic" fo:font-weight="bold" officeooo:rsid="0005dcb8" officeooo:paragraph-rsid="0005dcb8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style:writing-mode="lr-tb"/>
      <style:text-properties officeooo:rsid="001474c8" officeooo:paragraph-rsid="001474c8"/>
    </style:style>
    <style:style style:name="P20" style:family="paragraph" style:parent-style-name="Standard">
      <style:paragraph-properties style:writing-mode="lr-tb"/>
      <style:text-properties officeooo:rsid="001efd66" officeooo:paragraph-rsid="001efd66"/>
    </style:style>
    <style:style style:name="P21" style:family="paragraph" style:parent-style-name="Preformatted_20_Text">
      <style:paragraph-properties style:writing-mode="lr-tb"/>
      <style:text-properties officeooo:rsid="0006ec01" officeooo:paragraph-rsid="000dc0ae"/>
    </style:style>
    <style:style style:name="P22" style:family="paragraph" style:parent-style-name="Standard" style:list-style-name="L1">
      <style:text-properties officeooo:rsid="001545d1" officeooo:paragraph-rsid="001545d1"/>
    </style:style>
    <style:style style:name="P23" style:family="paragraph" style:parent-style-name="Standard">
      <style:text-properties officeooo:rsid="0016eaf4" officeooo:paragraph-rsid="001f1ca3"/>
    </style:style>
    <style:style style:name="P24" style:family="paragraph" style:parent-style-name="Standard">
      <style:text-properties officeooo:rsid="0025e1db" officeooo:paragraph-rsid="0025e1db"/>
    </style:style>
    <style:style style:name="P25" style:family="paragraph" style:parent-style-name="Standard" style:list-style-name="L2">
      <style:paragraph-properties style:writing-mode="lr-tb"/>
      <style:text-properties officeooo:rsid="0005dcb8" officeooo:paragraph-rsid="0005dcb8"/>
    </style:style>
    <style:style style:name="P26" style:family="paragraph" style:parent-style-name="Standard" style:list-style-name="L2">
      <style:paragraph-properties style:writing-mode="lr-tb"/>
      <style:text-properties officeooo:rsid="0006ec01" officeooo:paragraph-rsid="0006ec01"/>
    </style:style>
    <style:style style:name="P27" style:family="paragraph" style:parent-style-name="Standard" style:list-style-name="L4">
      <style:paragraph-properties style:writing-mode="lr-tb"/>
      <style:text-properties officeooo:rsid="000ebb40" officeooo:paragraph-rsid="000ebb40"/>
    </style:style>
    <style:style style:name="P28" style:family="paragraph" style:parent-style-name="Preformatted_20_Text" style:list-style-name="L3">
      <style:paragraph-properties style:writing-mode="lr-tb"/>
      <style:text-properties officeooo:rsid="0006ec01" officeooo:paragraph-rsid="000dc0ae"/>
    </style:style>
    <style:style style:name="P29" style:family="paragraph" style:parent-style-name="Preformatted_20_Text" style:list-style-name="L3">
      <style:paragraph-properties style:writing-mode="lr-tb"/>
      <style:text-properties officeooo:rsid="0013c569" officeooo:paragraph-rsid="0013c56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6ec01"/>
    </style:style>
    <style:style style:name="T3" style:family="text">
      <style:text-properties officeooo:rsid="000c690c"/>
    </style:style>
    <style:style style:name="T4" style:family="text">
      <style:text-properties officeooo:rsid="000cfc43"/>
    </style:style>
    <style:style style:name="T5" style:family="text">
      <style:text-properties officeooo:rsid="000dc0ae"/>
    </style:style>
    <style:style style:name="T6" style:family="text">
      <style:text-properties officeooo:rsid="0011e1a2"/>
    </style:style>
    <style:style style:name="T7" style:family="text">
      <style:text-properties officeooo:rsid="001545d1"/>
    </style:style>
    <style:style style:name="T8" style:family="text">
      <style:text-properties officeooo:rsid="0015f31e"/>
    </style:style>
    <style:style style:name="T9" style:family="text">
      <style:text-properties officeooo:rsid="0019d73c"/>
    </style:style>
    <style:style style:name="T10" style:family="text">
      <style:text-properties officeooo:rsid="001efd66"/>
    </style:style>
    <style:style style:name="T11" style:family="text">
      <style:text-properties officeooo:rsid="00227041"/>
    </style:style>
    <style:style style:name="T12" style:family="text">
      <style:text-properties officeooo:rsid="0023d4f3"/>
    </style:style>
    <style:style style:name="T13" style:family="text">
      <style:text-properties officeooo:rsid="00272a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PC Immune Signatures project:</text:p>
      <text:p text:style-name="P1"/>
      <text:p text:style-name="P2">Goals:</text:p>
      <text:p text:style-name="P1">- Demonstrate results from paper using the data available on ImmuneSpace</text:p>
      <text:p text:style-name="P1"/>
      <text:p text:style-name="P2">Pipeline:</text:p>
      <text:p text:style-name="P1">[ ] Pull raw data from IS</text:p>
      <text:p text:style-name="P1">- <text:span text:style-name="T7">GE DATA: <text:s/>In “Clinical and Assay Data” … select all rows for GE files and “create Matrix” … important to use correct annotation set</text:span></text:p>
      <text:list xml:id="list8925022005437972219" text:style-name="L1">
        <text:list-item>
          <text:p text:style-name="P22">SDY212 – <text:span text:style-name="T8">HumanHT12v4 (Illimuna v4)</text:span></text:p>
        </text:list-item>
        <text:list-item>
          <text:p text:style-name="P22">SDY400</text:p>
        </text:list-item>
        <text:list-item>
          <text:p text:style-name="P22">SDY404</text:p>
        </text:list-item>
        <text:list-item>
          <text:p text:style-name="P22">SDY63</text:p>
        </text:list-item>
        <text:list-item>
          <text:p text:style-name="P22">SDY67</text:p>
        </text:list-item>
      </text:list>
      <text:p text:style-name="P4"/>
      <text:p text:style-name="P5">NOTES:</text:p>
      <text:p text:style-name="P5">for SY212:</text:p>
      <text:p text:style-name="P8">- <text:span text:style-name="T10">Original file (SDY212_WholeBlood_Microarray_update_11242014.389992.txt) aslo had these NA values so I sent an email to Patrick Dunn @ ImmPort and Jeff Wiser @ NGC to ask about this problem.</text:span></text:p>
      <text:p text:style-name="P8"/>
      <text:p text:style-name="P9">For SDY63,400,404:</text:p>
      <text:p text:style-name="P9">- Got original, non-normalized data from GEO <text:span text:style-name="T12">for SDY63</text:span> by clicking on the first GSM accession number in the “gene expression files” <text:span text:style-name="T11">in the study in ImmuneSpace </text:span>which opened an NCBI website for that individual’s data (e.g. <text:a xlink:type="simple" xlink:href="https://www.ncbi.nlm.nih.gov/geo/query/acc.cgi?acc=GSM1441207" text:style-name="Internet_20_link" text:visited-style-name="Visited_20_Internet_20_Link">https://www.ncbi.nlm.nih.gov/geo/query/acc.cgi?acc=GSM1441207</text:a>) <text:s/>and then clicking “query datasets for GSMXXXX” in the upper right hand corner to go to a search page (<text:a xlink:type="simple" xlink:href="https://www.ncbi.nlm.nih.gov/gds/?term=GSM1441207[Accession" text:style-name="Internet_20_link" text:visited-style-name="Visited_20_Internet_20_Link">https://www.ncbi.nlm.nih.gov/gds/?term=GSM1441207[Accession</text:a>]) … from here I selected the download link that seemed appropiate (e.g. year 1 study data = SDY63) and downloaded the non-normalized data. <text:s/>The headers were not biosamples though, but formatted “10005_PBMC_0”</text:p>
      <text:p text:style-name="P9">- <text:span text:style-name="T12">For SDY 400, the technique above did not work because the GSMXXX was considered private until July 2017. <text:s/>Therefore, I had to go back to SDY63 results and click “similar results” to find Year 2 and download the non-normalized text that way.</text:span></text:p>
      <text:p text:style-name="P6"/>
      <text:p text:style-name="P5"/>
      <text:p text:style-name="P1"/>
      <text:p text:style-name="P2">[ ] Format / Pre-Process data to mimic titer_tables and GEMatrix.txt </text:p>
      <text:p text:style-name="P7">NOTES:</text:p>
      <text:p text:style-name="P7">for SY212:</text:p>
      <text:p text:style-name="P24">(GEMATRIX)</text:p>
      <text:p text:style-name="P7">- Had to <text:span text:style-name="T10">create new version of “create-matrix.R” called </text:span>EH_MakeGE.<text:span text:style-name="T10">R and run by hand on the Rserve because</text:span> there were a handful of Nas in the original GE file which broke the code <text:span text:style-name="T10">(max(exprs)) could note valuate</text:span></text:p>
      <text:p text:style-name="P7">- <text:span text:style-name="T10">Generating the same matrix (GEMatrix.txt) was fairly straightforward, but needed to map biosamples ids as headers to participant ids … used InputSamples table from Query Schema Browser … saved as bs_to_id_final.tsv in HIPCGeneModuleAnalysis/GEMatrixGen</text:span></text:p>
      <text:p text:style-name="P7">- <text:span text:style-name="T9">when comparing “AllCohorts.tsv” which was a version of GE file created by stefan and the “SDY.GEMatrix.txt” there were differences: noted that row with nas that caused error had been removed from GEMatrix.txt … ILMN_213736 … also, two columns are missing from GEM from those available in TSV (SUB134267_d0, SUB134242_d0, SUB134307_d0) while two are present that </text:span><text:soft-page-break/><text:span text:style-name="T9">are differently named ( SUB134307.1_d0, <text:s/>SUB134307.2_d0). <text:s/>It looks like .2 might map to the original <text:s/>SUB134307_d0 while the .1 maps to SUB134242_d0. Raphael mentioned these errors might be due to a change in the underlying data at some point between when Stefan generated the last txt file and now</text:span></text:p>
      <text:p text:style-name="P7"/>
      <text:p text:style-name="P24">(TITER TABLES)</text:p>
      <text:p text:style-name="P24">- calculations are done according to documentation found on the google drive … doc titled</text:p>
      <text:p text:style-name="P24">- Inverse Normal Transformation ($fc_norm_max_ivt column) … is actually a two step process of generating a modified ranking value and then generating a normalized distribution from this ranking value. <text:s/>In this way the data loses a lot of meaning I would think. <text:s/>Paper shows why: https://www.ncbi.nlm.nih.gov/pmc/articles/PMC2921808/</text:p>
      <text:p text:style-name="P24">- decorrelation ($fc_res_max column) … <text:span text:style-name="T13">ends up being an odd-looking function where the IVT value is decreased if the d0 titer is less than or equal to 40 and increased if it is greater than 40. <text:s/>However all values are also multiplied by a seemingly random factor of approximately 1.135 first. <text:s/>I was not able to get in touch with the author, so the method I wrote is a best effort at replicating their work as-is. <text:s/></text:span></text:p>
      <text:p text:style-name="P1"/>
      <text:p text:style-name="P3"><text:tab/>(Stefan Notes)</text:p>
      <text:p text:style-name="P1"><text:tab/>Yes there are 3 types of data (HAI endpoints, gene expression, and demographic).  I did not <text:tab/>create any of these files but they are all on the <text:a xlink:type="simple" xlink:href="https://exchange.fhcrc.org/owa/redir.aspx?SURL=cVc08vByAZJgl_tSQN9BWX1agG5FVt7J8dk5i-RU4geL66ZeLRrUCGgAdAB0AHAAcwA6AC8ALwBkAHIAaQB2AGUALgBnAG8AbwBnAGwAZQAuAGMAbwBtAC8AZAByAGkAdgBlAC8AZgBvAGwAZABlAHIAcwAvADAAQgAyAGEAMwAzAFYAbwA0AEwANQBDAGIAYQBFAFYAUwBTAGsASgA0AEwAVQBFADAAVQAyADgAPwB1AHMAcAA9AHMAaABhAHIAaQBuAGcA&amp;URL=https%3A%2F%2Fdrive.google.com%2Fdrive%2Ffolders%2F0B2a33Vo4L5CbaEVSSkJ4LUE0U28%3Fusp%3Dsharing" office:target-frame-name="_blank" xlink:show="new" text:style-name="Internet_20_link" text:visited-style-name="Visited_20_Internet_20_Link">shared Google Drive</text:a> so Raphael should be able <text:tab/>to give you access if you need it.</text:p>
      <text:p text:style-name="P10"/>
      <text:p text:style-name="P10"><text:tab/><text:span text:style-name="T1">HAI endpoints: </text:span></text:p>
      <text:p text:style-name="P10"><text:tab/>HIPC Signatures Project Data &gt; Analysis &gt; titers &gt; titer endpoint metrics - NIH</text:p>
      <text:p text:style-name="P10"/>
      <text:p text:style-name="P10"><text:tab/><text:span text:style-name="T1">Gene Expression and Demographic Data: </text:span></text:p>
      <text:p text:style-name="P10"><text:tab/>HIPC Signatures Project Data &gt; Data</text:p>
      <text:p text:style-name="P10"/>
      <text:p text:style-name="P10"><text:tab/>The gene expression data is already normalized, and log-transformed.  I think it should be the <text:tab/>same thing inside ImmuneSpace along with the demographic data.  Damian created these files <text:tab/>but is not working in our lab anymore.  If these files don't match the data in ImmuneSpace I can <text:tab/>reach out to him to see how the files were created.</text:p>
      <text:p text:style-name="P10"/>
      <text:p text:style-name="P10"><text:tab/>The endpoint metrics derived from the HAI data were calculated by Yuri (cc'ed) from John <text:tab/>Tsang's group at the CHI.  They may be hard to automate because there is some manual I<text:tab/>nspection in choosing bin size but Yuri can speak more about what could be done and what code <text:tab/>is available</text:p>
      <text:p text:style-name="P10"/>
      <text:p text:style-name="P20">[ ] Run GEMatrix.txt, HAI, and Demographic files through Datasets.R to generate .rds files</text:p>
      <text:p text:style-name="P11"/>
      <text:p text:style-name="P18">What I did <text:span text:style-name="T5">in the datasets.R code</text:span>:</text:p>
      <text:p text:style-name="P12">- Rename directories <text:span text:style-name="T2">and put files in corresponding places</text:span></text:p>
      <text:list xml:id="list7548325556116710868" text:style-name="L2">
        <text:list-item>
          <text:p text:style-name="P25">SIG &gt; as workin<text:span text:style-name="T2">g directory (e.g. “home/ehenrich/R/HIPCGeneModuleAnalysis/”)</text:span></text:p>
        </text:list-item>
        <text:list-item>
          <text:p text:style-name="P26">HAI &gt; “HAI” within working directory</text:p>
        </text:list-item>
        <text:list-item>
          <text:p text:style-name="P26">Data &gt; “GE” within working directory</text:p>
        </text:list-item>
      </text:list>
      <text:p text:style-name="P13">- <text:span text:style-name="T5">in parameters, set “force” to TRUE to ensure that HAI code is run that allows for GE code to have demographic info</text:span></text:p>
      <text:p text:style-name="P13">- <text:span text:style-name="T5">Add lines in library() to get all the necessary GE annotation packages from bioconductor</text:span></text:p>
      <text:list xml:id="list8962365339947487200" text:style-name="L3">
        <text:list-item>
          <text:p text:style-name="P28">source("https://bioconductor.org/biocLite.R")</text:p>
        </text:list-item>
        <text:list-item>
          <text:p text:style-name="P28">biocLite("hugene10sttranscriptcluster.db")</text:p>
        </text:list-item>
        <text:list-item>
          <text:p text:style-name="P28"><text:soft-page-break/>biocLite("hgu133plus2.db")</text:p>
        </text:list-item>
        <text:list-item>
          <text:p text:style-name="P28">biocLite("illuminaHumanv<text:span text:style-name="T4">1</text:span>.db")</text:p>
        </text:list-item>
        <text:list-item>
          <text:p text:style-name="P28">biocLite("illuminaHumanv<text:span text:style-name="T4">2</text:span>.db")</text:p>
        </text:list-item>
        <text:list-item>
          <text:p text:style-name="P28">biocLite("illuminaHumanv<text:span text:style-name="T4">3</text:span>.db")</text:p>
        </text:list-item>
        <text:list-item>
          <text:p text:style-name="P28">biocLite("illuminaHumanv4.db")</text:p>
        </text:list-item>
        <text:list-item>
          <text:p text:style-name="P29">biocLite(“DEseq”)</text:p>
        </text:list-item>
      </text:list>
      <text:p text:style-name="P21"/>
      <text:p text:style-name="P21"/>
      <text:p text:style-name="P21"/>
      <text:p text:style-name="P21"/>
      <text:p text:style-name="P21"/>
      <text:p text:style-name="P17">What I did outside of datasets.R code:</text:p>
      <text:p text:style-name="P16">Files used were from the folders stefan mentions above: <text:span text:style-name="T3">each study needs three files … two in GE that are GEMatrix.txt and a demographics.txt. <text:s/>Then in HAI, a titer_table.txt</text:span></text:p>
      <text:list xml:id="list7650154399564060144" text:style-name="L4">
        <text:list-item>
          <text:p text:style-name="P27">SDY404 – hai (combined,old,young), GEMatrix, demographic</text:p>
        </text:list-item>
        <text:list-item>
          <text:p text:style-name="P27">SDY400 – hai (combined,old,young), GEMatrix, demographic</text:p>
        </text:list-item>
        <text:list-item>
          <text:p text:style-name="P27">SDY212 – hai (combined,old,young), GEMatrix, demographic</text:p>
        </text:list-item>
        <text:list-item>
          <text:p text:style-name="P27">SDY63 – hai (combined,old,young), GEMatrix, demographic</text:p>
        </text:list-item>
        <text:list-item>
          <text:p text:style-name="P27">CHI-nih – hai (combined only), GEMatrix</text:p>
        </text:list-item>
        <text:list-item>
          <text:p text:style-name="P27">SDY67 – hai (combined, old), GEMatrix for batch_2, demographics for batch_2</text:p>
        </text:list-item>
      </text:list>
      <text:p text:style-name="P14"/>
      <text:p text:style-name="P15">** <text:span text:style-name="T6">the CHI-nih demographics.txt was missing so generated from the paper’s website: </text:span><text:a xlink:type="simple" xlink:href="https://chi.nhlbi.nih.gov/DATA/chi/09-H-0239/" text:style-name="Internet_20_link" text:visited-style-name="Visited_20_Internet_20_Link"><text:span text:style-name="T6">https://chi.nhlbi.nih.gov/DATA/chi/09-H-0239/</text:span></text:a></text:p>
      <text:p text:style-name="P15"/>
      <text:p text:style-name="P19">NOTE: In order to get the CHI demo txt to work the format of the SubjectID had to be changed to “sub_” as prefix to the ID.</text:p>
      <text:p text:style-name="P11"/>
      <text:p text:style-name="P1"/>
      <text:p text:style-name="P1">[ ] Generate results using HIPCMetaModuleAnalysis_V2.R from hailong</text:p>
      <text:p text:style-name="P1">- <text:span text:style-name="T10">Code had to be updated to use local directories</text:span></text:p>
      <text:p text:style-name="P1">- <text:span text:style-name="T10">important to check the package versions to make sure everything plays well togeth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3:05:01.067555381</meta:creation-date>
    <dc:date>2016-12-14T17:02:04.076168424</dc:date>
    <meta:editing-duration>PT8H47M39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3" meta:paragraph-count="65" meta:word-count="996" meta:character-count="6369" meta:non-whitespace-character-count="5416"/>
  </office:meta>
</office:document-meta>
</file>